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3.65cm" fo:min-width="13.1cm"/>
      <style:paragraph-properties style:writing-mode="lr-tb"/>
    </style:style>
    <style:style style:name="gr2" style:family="graphic" style:parent-style-name="standard">
      <style:graphic-properties draw:fill="gradient" draw:fill-gradient-name="Green_20_Grass" draw:gradient-step-count="0" draw:textarea-horizontal-align="justify" draw:textarea-vertical-align="middle" draw:auto-grow-height="false" fo:min-height="1.85cm" fo:min-width="6.3cm"/>
      <style:paragraph-properties style:writing-mode="lr-tb"/>
    </style:style>
    <style:style style:name="gr3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45cm" fo:min-width="7.4cm"/>
      <style:paragraph-properties style:writing-mode="lr-tb"/>
    </style:style>
    <style:style style:name="gr4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2.15cm" fo:min-width="8.4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fill="gradient" draw:textarea-vertical-align="middle"/>
    </style:style>
    <style:style style:name="gr8" style:family="graphic" style:parent-style-name="objectwithoutfill">
      <style:graphic-properties draw:marker-end="Arrow" draw:marker-end-width="0.3cm" draw:fill="gradient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objectwithoutfill">
      <style:graphic-properties svg:stroke-color="#000000" draw:marker-start-width="0.3cm" draw:fill="gradient" draw:textarea-vertical-align="middle"/>
    </style:style>
    <style:style style:name="gr12" style:family="graphic" style:parent-style-name="objectwithoutfill">
      <style:graphic-properties svg:stroke-color="#000000" draw:marker-start="Rounded_20_large_20_Arrow" draw:marker-start-width="0.3cm" draw:fill="gradient" draw:textarea-vertical-align="middle"/>
    </style:style>
    <style:style style:name="gr13" style:family="graphic" style:parent-style-name="objectwithoutfill">
      <style:graphic-properties svg:stroke-color="#000000" draw:marker-start="Rounded_20_large_20_Arrow" draw:marker-start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transparent"/>
    </style:style>
    <style:style style:name="P3" style:family="paragraph">
      <loext:graphic-properties draw:fill="gradient" draw:fill-gradient-name="Green_20_Grass" draw:gradient-step-count="0"/>
      <style:paragraph-properties fo:text-align="center"/>
      <style:text-properties fo:background-color="transparent"/>
    </style:style>
    <style:style style:name="P4" style:family="paragraph">
      <loext:graphic-properties draw:fill="gradient" draw:fill-gradient-name="Blue_20_Touch" draw:gradient-step-count="0"/>
      <style:paragraph-properties fo:text-align="center"/>
      <style:text-properties fo:background-color="transparen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gradient"/>
      <style:paragraph-properties fo:text-align="center"/>
    </style:style>
    <style:style style:name="P7" style:family="paragraph">
      <style:text-properties fo:background-color="transparent"/>
    </style:style>
    <style:style style:name="P8" style:family="paragraph">
      <loext:graphic-properties draw:fill="none" draw:fill-color="#ffffff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cm" svg:height="13.9cm" svg:x="4cm" svg:y="12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2.1cm" svg:x="7.6cm" svg:y="1.9cm">
          <text:p text:style-name="P2"><text:span text:style-name="T1">GOG.c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7cm" svg:x="7.9cm" svg:y="6.9cm">
          <text:p text:style-name="P2"><text:span text:style-name="T1">Manifest.js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9cm" svg:height="2.4cm" svg:x="6.4cm" svg:y="21.971cm">
          <text:p text:style-name="P2"><text:span text:style-name="T1">Stored Game File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035cm" svg:y1="4.166cm" svg:x2="11.002cm" svg:y2="6.566cm">
          <text:p/>
        </draw:line>
        <draw:line draw:style-name="gr6" draw:text-style-name="P5" draw:layer="layout" svg:x1="12.164cm" svg:y1="18.634cm" svg:x2="12.264cm" svg:y2="21.534cm">
          <text:p/>
        </draw:line>
        <draw:custom-shape draw:style-name="gr3" draw:text-style-name="P4" draw:layer="layout" svg:width="7.9cm" svg:height="1.7cm" svg:x="4.5cm" svg:y="13.2cm">
          <text:p text:style-name="P2"><text:span text:style-name="T1">Manifest.j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7cm" svg:x="9.2cm" svg:y="16.6cm">
          <text:p text:style-name="P2"><text:span text:style-name="T1">actions.js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5cm" svg:y1="15.4cm" svg:x2="6.4cm" svg:y2="21.3cm">
          <text:p/>
        </draw:line>
        <draw:line draw:style-name="gr7" draw:text-style-name="P6" draw:layer="layout" svg:x1="6.4cm" svg:y1="21.2cm" svg:x2="5.4cm" svg:y2="15cm">
          <text:p/>
        </draw:line>
        <draw:line draw:style-name="gr8" draw:text-style-name="P6" draw:layer="layout" svg:x1="6cm" svg:y1="18.1cm" svg:x2="8.7cm" svg:y2="17.6cm">
          <text:p/>
        </draw:line>
        <draw:frame draw:style-name="gr9" draw:text-style-name="P8" draw:layer="layout" svg:width="5.717cm" svg:height="1.673cm" svg:x="11.4cm" svg:y="4.8cm">
          <draw:text-box>
            <text:p text:style-name="P7"><text:span text:style-name="T1">Manifest Generate / Update</text:span></text:p>
          </draw:text-box>
        </draw:frame>
        <draw:frame draw:style-name="gr10" draw:text-style-name="P8" draw:layer="layout" svg:width="4.9cm" svg:height="1.673cm" svg:x="4.9cm" svg:y="9.3cm">
          <draw:text-box>
            <text:p text:style-name="P7"><text:span text:style-name="T1">Storage Apply / Update Actions</text:span></text:p>
          </draw:text-box>
        </draw:frame>
        <draw:line draw:style-name="gr11" draw:text-style-name="P6" draw:layer="layout" svg:x1="10cm" svg:y1="8.8cm" svg:x2="10cm" svg:y2="13cm">
          <text:p/>
        </draw:line>
        <draw:line draw:style-name="gr12" draw:text-style-name="P6" draw:layer="layout" svg:x1="12.4cm" svg:y1="8.8cm" svg:x2="11.171cm" svg:y2="12.933cm">
          <text:p/>
        </draw:line>
        <draw:line draw:style-name="gr13" draw:text-style-name="P5" draw:layer="layout" svg:x1="6.7cm" svg:y1="21.8cm" svg:x2="4.9cm" svg:y2="15.1cm">
          <text:p/>
        </draw:line>
        <draw:line draw:style-name="gr5" draw:text-style-name="P5" draw:layer="layout" svg:x1="12.1cm" svg:y1="9.9cm" svg:x2="14.8cm" svg:y2="16.3cm">
          <text:p/>
        </draw:line>
        <draw:frame draw:style-name="gr10" draw:text-style-name="P8" draw:layer="layout" svg:width="5cm" svg:height="1.673cm" svg:x="13cm" svg:y="9.427cm">
          <draw:text-box>
            <text:p text:style-name="P7"><text:span text:style-name="T1">Storage Apply / Update Actions</text:span></text:p>
          </draw:text-box>
        </draw:frame>
        <draw:line draw:style-name="gr5" draw:text-style-name="P5" draw:layer="layout" svg:x1="5.4cm" svg:y1="17.2cm" svg:x2="9cm" svg:y2="17.2cm">
          <text:p/>
        </draw:line>
        <draw:frame draw:style-name="gr14" draw:text-style-name="P8" draw:layer="layout" svg:width="4.761cm" svg:height="0.962cm" svg:x="4.039cm" svg:y="18.8cm">
          <draw:text-box>
            <text:p text:style-name="P7">Storage Repair</text:p>
          </draw:text-box>
        </draw:frame>
        <draw:line draw:style-name="gr5" draw:text-style-name="P5" draw:layer="layout" svg:x1="14cm" svg:y1="18.4cm" svg:x2="13.1cm" svg:y2="21.7cm">
          <text:p/>
        </draw:line>
        <draw:frame draw:style-name="gr9" draw:text-style-name="P8" draw:layer="layout" svg:width="5.435cm" svg:height="1.673cm" svg:x="13.665cm" svg:y="19.427cm">
          <draw:text-box>
            <text:p text:style-name="P7">Storage Apply / Resum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729fcf" draw:marker-start-width="0.2cm" draw:marker-start-center="false" draw:marker-end="Rounded_20_large_20_Arrow" draw:marker-end-width="0.2cm" draw:marker-end-center="false" svg:stroke-linecap="round" draw:fill="solid" draw:fill-color="#729fcf" draw:gradient-step-count="0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729fc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-width="0.3cm"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7:10:09.455537185</meta:creation-date>
    <dc:date>2021-10-09T18:09:16.504099626</dc:date>
    <meta:editing-duration>PT28M14S</meta:editing-duration>
    <meta:editing-cycles>2</meta:editing-cycles>
    <meta:generator>LibreOffice/6.4.7.2$Linux_X86_64 LibreOffice_project/40$Build-2</meta:generator>
    <meta:document-statistic meta:object-count="22"/>
  </office:meta>
</office:document-meta>
</file>